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6b93f"/>
    </style:style>
    <style:style style:name="P2" style:family="paragraph" style:parent-style-name="Standard">
      <style:paragraph-properties style:writing-mode="lr-tb"/>
      <style:text-properties officeooo:paragraph-rsid="00171a81"/>
    </style:style>
    <style:style style:name="P3" style:family="paragraph" style:parent-style-name="Standard">
      <style:paragraph-properties style:writing-mode="lr-tb"/>
      <style:text-properties fo:color="#ffffff" officeooo:paragraph-rsid="001d0fec" fo:background-color="#000000"/>
    </style:style>
    <style:style style:name="P4" style:family="paragraph" style:parent-style-name="Standard">
      <style:paragraph-properties style:writing-mode="lr-tb"/>
      <style:text-properties fo:color="#ffffff" fo:font-size="12pt" officeooo:paragraph-rsid="001d0fec" fo:background-color="#000000" style:font-size-asian="12pt" style:font-size-complex="12pt"/>
    </style:style>
    <style:style style:name="P5" style:family="paragraph" style:parent-style-name="Standard">
      <style:paragraph-properties style:writing-mode="lr-tb"/>
      <style:text-properties officeooo:paragraph-rsid="001bdb0a"/>
    </style:style>
    <style:style style:name="P6" style:family="paragraph" style:parent-style-name="Standard">
      <style:paragraph-properties style:writing-mode="lr-tb"/>
      <style:text-properties officeooo:paragraph-rsid="001e1f28"/>
    </style:style>
    <style:style style:name="P7" style:family="paragraph" style:parent-style-name="Standard">
      <style:paragraph-properties style:writing-mode="lr-tb"/>
      <style:text-properties officeooo:paragraph-rsid="0021548f"/>
    </style:style>
    <style:style style:name="P8" style:family="paragraph" style:parent-style-name="Standard">
      <style:paragraph-properties style:writing-mode="lr-tb"/>
      <style:text-properties fo:color="#ffffff" style:font-name="sans-serif" fo:font-size="12pt" officeooo:paragraph-rsid="00171a81" fo:background-color="#000000" style:font-size-asian="12pt" style:font-size-complex="12pt"/>
    </style:style>
    <style:style style:name="P9" style:family="paragraph" style:parent-style-name="Standard">
      <style:paragraph-properties style:writing-mode="lr-tb"/>
      <style:text-properties fo:color="#ffffff" style:font-name="sans-serif" fo:font-size="12pt" officeooo:paragraph-rsid="001d0fec" fo:background-color="#000000" style:font-size-asian="12pt" style:font-size-complex="12pt"/>
    </style:style>
    <style:style style:name="P10" style:family="paragraph" style:parent-style-name="Standard">
      <style:paragraph-properties style:writing-mode="lr-tb"/>
      <style:text-properties fo:color="#ffffff" style:font-name="sans-serif" fo:font-size="12pt" officeooo:paragraph-rsid="0021548f" fo:background-color="#000000" style:font-size-asian="12pt" style:font-size-complex="12pt"/>
    </style:style>
    <style:style style:name="P11" style:family="paragraph" style:parent-style-name="Standard">
      <style:paragraph-properties style:writing-mode="lr-tb"/>
      <style:text-properties fo:color="#ffffff" officeooo:rsid="0026a557" officeooo:paragraph-rsid="0026a557" fo:background-color="#000000"/>
    </style:style>
    <style:style style:name="P12" style:family="paragraph" style:parent-style-name="Standard">
      <style:paragraph-properties style:writing-mode="lr-tb"/>
      <style:text-properties fo:color="#ffffff" officeooo:paragraph-rsid="001d0fec" fo:background-color="#bf0041"/>
    </style:style>
    <style:style style:name="P13" style:family="paragraph" style:parent-style-name="Standard">
      <style:paragraph-properties style:writing-mode="lr-tb"/>
      <style:text-properties style:font-name="sans-serif" fo:font-size="15pt"/>
    </style:style>
    <style:style style:name="P14" style:family="paragraph" style:parent-style-name="Standard">
      <style:paragraph-properties style:writing-mode="lr-tb"/>
      <style:text-properties style:font-name="sans-serif" fo:font-size="15pt" officeooo:rsid="001b9eba" officeooo:paragraph-rsid="001b9eba"/>
    </style:style>
    <style:style style:name="P15" style:family="paragraph" style:parent-style-name="Standard">
      <style:paragraph-properties style:writing-mode="lr-tb"/>
      <style:text-properties fo:color="#bf0041" style:font-name="sans-serif" fo:font-size="15pt" officeooo:rsid="0024dd39" officeooo:paragraph-rsid="0024dd39"/>
    </style:style>
    <style:style style:name="P16" style:family="paragraph" style:parent-style-name="Standard">
      <style:paragraph-properties style:writing-mode="lr-tb"/>
      <style:text-properties fo:color="#bf0041" style:font-name="sans-serif" fo:font-size="15pt" officeooo:rsid="0025562b" officeooo:paragraph-rsid="0025562b"/>
    </style:style>
    <style:style style:name="P17" style:family="paragraph" style:parent-style-name="Standard">
      <style:paragraph-properties style:writing-mode="lr-tb"/>
      <style:text-properties fo:color="#bf0041" officeooo:rsid="00232735" officeooo:paragraph-rsid="00232735"/>
    </style:style>
    <style:style style:name="P18" style:family="paragraph" style:parent-style-name="Standard">
      <style:paragraph-properties style:writing-mode="lr-tb"/>
      <style:text-properties fo:color="#bf0041" officeooo:rsid="0024dd39" officeooo:paragraph-rsid="0024dd39"/>
    </style:style>
    <style:style style:name="P19" style:family="paragraph" style:parent-style-name="Standard">
      <style:paragraph-properties style:writing-mode="lr-tb"/>
      <style:text-properties fo:color="#bf0041" officeooo:rsid="0026a557" officeooo:paragraph-rsid="0026a557"/>
    </style:style>
    <style:style style:name="P20" style:family="paragraph" style:parent-style-name="Standard">
      <style:paragraph-properties style:writing-mode="lr-tb"/>
      <style:text-properties fo:color="#bf0041" officeooo:rsid="0026ec94" officeooo:paragraph-rsid="0026ec94"/>
    </style:style>
    <style:style style:name="P21" style:family="paragraph" style:parent-style-name="Standard">
      <style:paragraph-properties style:writing-mode="lr-tb"/>
      <style:text-properties fo:color="#bf0041" officeooo:rsid="0028ea6c" officeooo:paragraph-rsid="0028ea6c"/>
    </style:style>
    <style:style style:name="P22" style:family="paragraph" style:parent-style-name="Standard">
      <style:paragraph-properties style:writing-mode="lr-tb"/>
      <style:text-properties fo:color="#bf0041" officeooo:rsid="002a9d28" officeooo:paragraph-rsid="002a9d28"/>
    </style:style>
    <style:style style:name="P23" style:family="paragraph" style:parent-style-name="Standard">
      <style:paragraph-properties style:writing-mode="lr-tb"/>
      <style:text-properties officeooo:paragraph-rsid="00171a81"/>
    </style:style>
    <style:style style:name="P24" style:family="paragraph" style:parent-style-name="Standard">
      <style:paragraph-properties style:writing-mode="lr-tb"/>
      <style:text-properties officeooo:paragraph-rsid="0018ed89"/>
    </style:style>
    <style:style style:name="P25" style:family="paragraph" style:parent-style-name="Standard">
      <style:paragraph-properties style:writing-mode="lr-tb"/>
      <style:text-properties officeooo:paragraph-rsid="0026a557"/>
    </style:style>
    <style:style style:name="P26" style:family="paragraph" style:parent-style-name="Standard">
      <style:paragraph-properties style:writing-mode="lr-tb"/>
      <style:text-properties officeooo:paragraph-rsid="001d0fec"/>
    </style:style>
    <style:style style:name="P27" style:family="paragraph" style:parent-style-name="Standard">
      <style:paragraph-properties style:writing-mode="lr-tb"/>
      <style:text-properties officeooo:paragraph-rsid="0021548f"/>
    </style:style>
    <style:style style:name="P28" style:family="paragraph" style:parent-style-name="Standard">
      <style:paragraph-properties style:writing-mode="lr-tb"/>
      <style:text-properties officeooo:paragraph-rsid="002a9d28"/>
    </style:style>
    <style:style style:name="P29" style:family="paragraph" style:parent-style-name="Standard">
      <style:text-properties fo:color="#bf0041"/>
    </style:style>
    <style:style style:name="P30" style:family="paragraph" style:parent-style-name="Text_20_body">
      <style:paragraph-properties style:writing-mode="lr-tb"/>
      <style:text-properties fo:color="#bf0041" officeooo:rsid="0024dd39" officeooo:paragraph-rsid="0024dd39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4.75pt"/>
    </style:style>
    <style:style style:name="T3" style:family="text">
      <style:text-properties style:font-name="sans-serif" fo:font-size="24.75pt" officeooo:rsid="0016b93f"/>
    </style:style>
    <style:style style:name="T4" style:family="text">
      <style:text-properties style:font-name="sans-serif" fo:font-size="15pt"/>
    </style:style>
    <style:style style:name="T5" style:family="text">
      <style:text-properties style:font-name="sans-serif" fo:font-size="15pt" officeooo:rsid="0024dd39"/>
    </style:style>
    <style:style style:name="T6" style:family="text">
      <style:text-properties style:font-name="sans-serif" fo:font-size="15pt" officeooo:rsid="0028ea6c"/>
    </style:style>
    <style:style style:name="T7" style:family="text">
      <style:text-properties style:font-name="sans-serif" officeooo:rsid="001d0fec"/>
    </style:style>
    <style:style style:name="T8" style:family="text">
      <style:text-properties style:font-name="sans-serif" fo:font-size="12.75pt"/>
    </style:style>
    <style:style style:name="T9" style:family="text">
      <style:text-properties style:font-name="sans-serif" fo:font-size="9.75pt"/>
    </style:style>
    <style:style style:name="T10" style:family="text">
      <style:text-properties fo:color="#ffffff" style:font-name="sans-serif" fo:font-size="12pt" fo:background-color="#000000" loext:char-shading-value="0" style:font-size-asian="12pt" style:font-size-complex="12pt"/>
    </style:style>
    <style:style style:name="T11" style:family="text">
      <style:text-properties fo:color="#ffffff" fo:background-color="#000000" loext:char-shading-value="0"/>
    </style:style>
    <style:style style:name="T12" style:family="text">
      <style:text-properties fo:color="#ffffff" officeooo:rsid="0022455d" fo:background-color="#000000" loext:char-shading-value="0"/>
    </style:style>
    <style:style style:name="T13" style:family="text">
      <style:text-properties fo:color="#bf0041" style:font-name="sans-serif" fo:font-size="12pt" officeooo:rsid="0026a557" fo:background-color="#000000" loext:char-shading-value="0" style:font-size-asian="12pt" style:font-size-complex="12pt"/>
    </style:style>
    <style:style style:name="T14" style:family="text">
      <style:text-properties fo:color="#bf0041" fo:font-size="15pt" officeooo:rsid="0026a557" style:font-size-asian="15pt" style:font-size-complex="1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><text:span text:style-name="T2">Laboratoire 04<text:tab/><text:tab/><text:tab/></text:span><text:span text:style-name="T3">Jimmy HFORTIN</text:span></text:p>
      <text:p text:style-name="P2"><text:line-break/><text:bookmark text:name="page3R_mcid2"/><text:line-break/><text:span text:style-name="T2">Exercice 01</text:span><text:bookmark text:name="page3R_mcid4"/><text:bookmark text:name="page3R_mcid3"/><text:span text:style-name="T2"> </text:span><text:line-break/><text:span text:style-name="T4">1-</text:span> <text:span text:style-name="T4">Affichez</text:span> <text:span text:style-name="T4">le répertoire courant, l’heure, la liste des fichiers et dossiers du répertoire dans lequel vous vous trouvez.</text:span></text:p>
      <text:p text:style-name="P2"><text:bookmark text:name="page3R_mcid5"/><text:span text:style-name="T10">C:\Users\ti_ji&gt;dir</text:span><text:line-break/><text:span text:style-name="T4">2-</text:span> <text:span text:style-name="T4">Déplacez-vous dans votre répertoire « Windows », affichez-en l’arborescence.</text:span></text:p>
      <text:p text:style-name="P17"><text:span text:style-name="T5">&gt;</text:span><text:span text:style-name="T4">Cd </text:span><text:a xlink:type="simple" xlink:href="../../../../../../C:/" text:style-name="Internet_20_link" text:visited-style-name="Visited_20_Internet_20_Link"><text:span text:style-name="T4">C:\</text:span></text:a></text:p>
      <text:p text:style-name="P18"><text:span text:style-name="T4">&gt;cd windows</text:span></text:p>
      <text:p text:style-name="P18"><text:span text:style-name="T4">&gt;dir </text:span><text:a xlink:type="simple" xlink:href="../../../../../../C:/Windows" text:style-name="Internet_20_link" text:visited-style-name="Visited_20_Internet_20_Link"><text:span text:style-name="T4">C:\Windows</text:span></text:a><text:span text:style-name="T4"> (pour le fair dans une seul ligne de commande)</text:span></text:p>
      <text:p text:style-name="P8"><text:bookmark text:name="page3R_mcid6"/>C:\Users\ti_ji&gt;tree Windows</text:p>
      <text:p text:style-name="P8">Structure du dossier</text:p>
      <text:p text:style-name="P8">Le numéro de série du volume est 00000047 C638:0A7C</text:p>
      <text:p text:style-name="P8">C:\USERS\TI_JI\WINDOWS</text:p>
      <text:p text:style-name="P8">Aucun sous-dossier existant</text:p>
      <text:p text:style-name="P2"><text:span text:style-name="T10">C:\Users\ti_ji&gt;</text:span><text:line-break/><text:span text:style-name="T4">3-</text:span> <text:span text:style-name="T4">Créez un répertoire «</text:span> <text:span text:style-name="T4">LAB4</text:span> <text:span text:style-name="T4">» dans la racine </text:span><text:a xlink:type="simple" xlink:href="../../../../../../C:/" text:style-name="Internet_20_link" text:visited-style-name="Visited_20_Internet_20_Link"><text:span text:style-name="T4">C:\</text:span></text:a></text:p>
      <text:p text:style-name="P18"><text:span text:style-name="T4"/></text:p>
      <text:p text:style-name="P8">C:\&gt;md LAB4</text:p>
      <text:p text:style-name="P8"/>
      <text:p text:style-name="P8">C:\&gt;dir</text:p>
      <text:p text:style-name="P8"><text:s/>Le volume dans le lecteur C n’a pas de nom.</text:p>
      <text:p text:style-name="P8"><text:s/>Le numéro de série du volume est C638-0A7C</text:p>
      <text:p text:style-name="P8"/>
      <text:p text:style-name="P8"><text:s/>Répertoire de C:\</text:p>
      <text:p text:style-name="P8"/>
      <text:p text:style-name="P8">2022-02-09 <text:s/>11:19 <text:s text:c="3"/>&lt;DIR&gt; <text:s text:c="9"/>LAB4</text:p>
      <text:p text:style-name="P8">2019-12-07 <text:s/>04:14 <text:s text:c="3"/>&lt;DIR&gt; <text:s text:c="9"/>PerfLogs</text:p>
      <text:p text:style-name="P8">2022-02-04 <text:s/>09:53 <text:s text:c="3"/>&lt;DIR&gt; <text:s text:c="9"/>Program Files</text:p>
      <text:p text:style-name="P8">2021-12-27 <text:s/>14:04 <text:s text:c="3"/>&lt;DIR&gt; <text:s text:c="9"/>Program Files (x86)</text:p>
      <text:p text:style-name="P8">2021-12-06 <text:s/>09:59 <text:s text:c="3"/>&lt;DIR&gt; <text:s text:c="9"/>Users</text:p>
      <text:p text:style-name="P8">2022-01-03 <text:s/>15:56 <text:s text:c="3"/>&lt;DIR&gt; <text:s text:c="9"/>Windows</text:p>
      <text:p text:style-name="P8"><text:s text:c="15"/>0 fichier(s) <text:s text:c="15"/>0 octets</text:p>
      <text:p text:style-name="P8"><text:s text:c="15"/>6 Rép(s) <text:s/>14 881 828 864 octets libres</text:p>
      <text:p text:style-name="P8"/>
      <text:p text:style-name="P8">C:\&gt;</text:p>
      <text:p text:style-name="P24"><text:bookmark text:name="page3R_mcid7"/><text:line-break/><text:span text:style-name="T4">4-</text:span> <text:span text:style-name="T4">Dupliquez les fichiers contenus dans le répertoire du « Mes images » dans le répertoire du LAB4.</text:span> <text:span text:style-name="T4">(si</text:span> <text:span text:style-name="T4">le dossier Mes images n</text:span>’<text:span text:style-name="T4">existe pas créez le et mettez-y du contenu)</text:span></text:p>
      <text:p text:style-name="P30"><text:bookmark text:name="yui_3_17_2_1_1645018332890_23614"/><text:soft-page-break/><text:span text:style-name="T4">10-</text:span></text:p>
      <text:p text:style-name="Text_20_body">r= read / w=write / x=execute <text:bookmark text:name="yui_3_17_2_1_1645018332890_61204"/><text:bookmark text:name="yui_3_17_2_1_1645018332890_61203"/><text:bookmark text:name="yui_3_17_2_1_1645018332890_61202"/></text:p>
      <text:p text:style-name="Text_20_body"><text:bookmark text:name="yui_3_17_2_1_1645018332890_61347"/><text:bookmark text:name="yui_3_17_2_1_1645018332890_612041"/><text:bookmark text:name="yui_3_17_2_1_1645018332890_612031"/><text:bookmark text:name="yui_3_17_2_1_1645018332890_612021"/>Les 3 premiers caractères sont pour le propriétaire ou own.<text:bookmark text:name="yui_3_17_2_1_1645018332890_61353"/><text:bookmark text:name="yui_3_17_2_1_1645018332890_61352"/><text:bookmark text:name="yui_3_17_2_1_1645018332890_61351"/><text:bookmark text:name="yui_3_17_2_1_1645018332890_61350"/> </text:p>
      <text:p text:style-name="Text_20_body"><text:bookmark text:name="yui_3_17_2_1_1645018332890_61972"/>-<text:bookmark text:name="yui_3_17_2_1_1645018332890_63664"/><text:bookmark text:name="yui_3_17_2_1_1645018332890_63092"/><text:bookmark text:name="yui_3_17_2_1_1645018332890_63091"/><text:bookmark text:name="yui_3_17_2_1_1645018332890_63090"/><text:bookmark text:name="yui_3_17_2_1_1645018332890_63089"/><text:bookmark text:name="yui_3_17_2_1_1645018332890_63088"/><text:span text:style-name="Strong_20_Emphasis">rw</text:span><text:bookmark text:name="yui_3_17_2_1_1645018332890_63665"/><text:span text:style-name="Strong_20_Emphasis">-</text:span>rw-r-- 1 root the-pc 49 Feb 16 09:15 Montexte<text:bookmark text:name="yui_3_17_2_1_1645018332890_61976"/><text:bookmark text:name="yui_3_17_2_1_1645018332890_61975"/><text:bookmark text:name="yui_3_17_2_1_1645018332890_61974"/><text:bookmark text:name="yui_3_17_2_1_1645018332890_61973"/> </text:p>
      <text:p text:style-name="Text_20_body"><text:bookmark text:name="yui_3_17_2_1_1645018332890_62139"/>Les trois suivants sont pour le groupe ou gpr.<text:bookmark text:name="yui_3_17_2_1_1645018332890_62143"/><text:bookmark text:name="yui_3_17_2_1_1645018332890_62142"/><text:bookmark text:name="yui_3_17_2_1_1645018332890_62141"/><text:bookmark text:name="yui_3_17_2_1_1645018332890_62140"/> </text:p>
      <text:p text:style-name="Text_20_body"><text:bookmark text:name="yui_3_17_2_1_1645018332890_62488"/>-rw<text:bookmark text:name="yui_3_17_2_1_1645018332890_63671"/><text:bookmark text:name="yui_3_17_2_1_1645018332890_63670"/><text:bookmark text:name="yui_3_17_2_1_1645018332890_63669"/><text:bookmark text:name="yui_3_17_2_1_1645018332890_63668"/><text:bookmark text:name="yui_3_17_2_1_1645018332890_63667"/><text:bookmark text:name="yui_3_17_2_1_1645018332890_63666"/>-<text:bookmark text:name="yui_3_17_2_1_1645018332890_64280"/><text:span text:style-name="Strong_20_Emphasis">rw-</text:span>r-- 1 root the-pc 49 Feb 16 09:15 Montexte <text:bookmark text:name="yui_3_17_2_1_1645018332890_62491"/><text:bookmark text:name="yui_3_17_2_1_1645018332890_62490"/><text:bookmark text:name="yui_3_17_2_1_1645018332890_62489"/></text:p>
      <text:p text:style-name="Text_20_body"><text:bookmark text:name="yui_3_17_2_1_1645018332890_62675"/><text:bookmark text:name="yui_3_17_2_1_1645018332890_624911"/><text:bookmark text:name="yui_3_17_2_1_1645018332890_624901"/><text:bookmark text:name="yui_3_17_2_1_1645018332890_624891"/>Les 3 derniers sont pour les autres qui ne sont ni propriétaire ou qui ne font pas partie d'un groupe, other.<text:bookmark text:name="yui_3_17_2_1_1645018332890_62679"/><text:bookmark text:name="yui_3_17_2_1_1645018332890_62678"/><text:bookmark text:name="yui_3_17_2_1_1645018332890_62677"/><text:bookmark text:name="yui_3_17_2_1_1645018332890_62676"/> </text:p>
      <text:p text:style-name="Text_20_body"><text:bookmark text:name="yui_3_17_2_1_1645018332890_62876"/>-rw<text:bookmark text:name="yui_3_17_2_1_1645018332890_64286"/><text:bookmark text:name="yui_3_17_2_1_1645018332890_64285"/><text:bookmark text:name="yui_3_17_2_1_1645018332890_64284"/><text:bookmark text:name="yui_3_17_2_1_1645018332890_64283"/><text:bookmark text:name="yui_3_17_2_1_1645018332890_64282"/><text:bookmark text:name="yui_3_17_2_1_1645018332890_64281"/>-rw-<text:span text:style-name="Strong_20_Emphasis">r--</text:span> 1 root the-pc 49 Feb 16 09:15 Montexte. <text:bookmark text:name="yui_3_17_2_1_1645018332890_62879"/><text:bookmark text:name="yui_3_17_2_1_1645018332890_62878"/><text:bookmark text:name="yui_3_17_2_1_1645018332890_62877"/></text:p>
      <text:p text:style-name="Text_20_body"><text:bookmark text:name="yui_3_17_2_1_1645018332890_63087"/><text:bookmark text:name="yui_3_17_2_1_1645018332890_628791"/><text:bookmark text:name="yui_3_17_2_1_1645018332890_628781"/><text:bookmark text:name="yui_3_17_2_1_1645018332890_628771"/>Les lettres indiquent si les permissions son accorde. Si dans l'espace d'une lettre il y a un tiret (-) l'accès en est refusé.</text:p>
      <text:p text:style-name="P18"><text:span text:style-name="T4">mkdir ‘’ mes images’’ (si le dossier est un dossier qui contient un espace sinon pas de guillemet).</text:span></text:p>
      <text:p text:style-name="P15">Notepad ‘’mes images’’\fichier.txt (cree un fichier.txt dans mes image).</text:p>
      <text:p text:style-name="P16">Copy /A ‘’mes images’’\* LAB4 (* sginifie tout le contenu du dossier si ont utilise * il faut ajouter /A).</text:p>
      <text:p text:style-name="P14"/>
      <text:p text:style-name="P5"><text:bookmark text:name="page3R_mcid8"/><text:span text:style-name="T4">..</text:span><text:line-break/><text:span text:style-name="T4">5-</text:span> <text:span text:style-name="T4">Créez un répertoire «</text:span> <text:span text:style-name="T4">LAB4-BIS » dans le répertoire du</text:span> <text:span text:style-name="T4">LAB4</text:span> <text:span text:style-name="T4">et dupliquez-y les fichiers contenu dans le répertoire «</text:span> <text:span text:style-name="T4">LAB4</text:span> <text:span text:style-name="T4">».</text:span></text:p>
      <text:p text:style-name="P9"><text:bookmark text:name="page3R_mcid9"/>C:\Users\ti_ji&gt;xcopy C:\LAB4 C:\LAB4-BIS</text:p>
      <text:p text:style-name="P9">Est-ce que C:\LAB4-BIS désigne un nom de fichier</text:p>
      <text:p text:style-name="P9">ou un nom de répertoire de la destination</text:p>
      <text:p text:style-name="P9">(F = fichier, R = répertoire) ? r</text:p>
      <text:p text:style-name="P4"><text:span text:style-name="T7">2</text:span><text:span text:style-name="T1"> fichier(s) copié(s)</text:span></text:p>
      <text:p text:style-name="P9"/>
      <text:p text:style-name="P25"><text:span text:style-name="T10">C:\Users\ti_ji&gt;</text:span></text:p>
      <text:p text:style-name="P25"><text:span text:style-name="T13"/></text:p>
      <text:p text:style-name="P25"><text:span text:style-name="T14">mkdir LAB4\LAB4-BIS</text:span></text:p>
      <text:p text:style-name="P25"><text:span text:style-name="T14">copy /A LAB4\* LAB4\LAB4-BIS\</text:span><text:line-break/><text:span text:style-name="T4">6-</text:span> <text:span text:style-name="T4">Affichez</text:span> <text:span text:style-name="T4">l’arborescence du répertoire «</text:span> <text:span text:style-name="T4">LAB4</text:span> <text:span text:style-name="T4">» et tout son contenu (même ceux des sous-répertoire).</text:span></text:p>
      <text:p text:style-name="P12"><text:bookmark text:name="page3R_mcid10"/>C:\Users\ti_ji&gt;tree /F LAB4</text:p>
      <text:p text:style-name="P3">Structure du dossier</text:p>
      <text:p text:style-name="P3">Le numéro de série du volume est 000000AA C638:0A7C</text:p>
      <text:p text:style-name="P3">C:\USERS\TI_JI\LAB4</text:p>
      <text:p text:style-name="P3">├───Camera Roll</text:p>
      <text:p text:style-name="P3"><text:soft-page-break/>├───LAB4-BIS</text:p>
      <text:p text:style-name="P3">└───Saved Pictures</text:p>
      <text:p text:style-name="P11"/>
      <text:p text:style-name="P26"><text:span text:style-name="T11">C:\Users\ti_ji&gt;</text:span><text:line-break/><text:span text:style-name="T4">7-</text:span> <text:span text:style-name="T4">Supprimez le répertoire «</text:span> <text:span text:style-name="T4">LAB4-BIS » et son contenu.</text:span></text:p>
      <text:p text:style-name="P19"><text:span text:style-name="T4">Rmdir /S LAB04 (suprime tout sont contenu)</text:span></text:p>
      <text:p text:style-name="P9">2022-02-09 <text:s/>12:54 <text:s text:c="3"/>&lt;DIR&gt; <text:s text:c="9"/>.</text:p>
      <text:p text:style-name="P9">2022-02-09 <text:s/>12:54 <text:s text:c="3"/>&lt;DIR&gt; <text:s text:c="9"/>..</text:p>
      <text:p text:style-name="P9">2021-12-06 <text:s/>09:51 <text:s text:c="3"/>&lt;DIR&gt; <text:s text:c="9"/>Camera Roll</text:p>
      <text:p text:style-name="P9">2022-02-09 <text:s/>12:54 <text:s text:c="3"/>&lt;DIR&gt; <text:s text:c="9"/>LAB4-BIS</text:p>
      <text:p text:style-name="P9">2021-12-06 <text:s/>09:51 <text:s text:c="3"/>&lt;DIR&gt; <text:s text:c="9"/>Saved Pictures</text:p>
      <text:p text:style-name="P9"><text:s text:c="15"/>0 fichier(s) <text:s text:c="15"/>0 octets</text:p>
      <text:p text:style-name="P9"><text:s text:c="15"/>5 Rép(s) <text:s/>14 867 521 536 octets libres</text:p>
      <text:p text:style-name="P9"/>
      <text:p text:style-name="P9">C:\Users\ti_ji\LAB4&gt;rd /S LAB4-BIS</text:p>
      <text:p text:style-name="P9">LAB4-BIS, êtes-vous sûr (O/N) ? o</text:p>
      <text:p text:style-name="P9"/>
      <text:p text:style-name="P9">C:\Users\ti_ji\LAB4&gt;dir</text:p>
      <text:p text:style-name="P9"><text:s/>Le volume dans le lecteur C n’a pas de nom.</text:p>
      <text:p text:style-name="P9"><text:s/>Le numéro de série du volume est C638-0A7C</text:p>
      <text:p text:style-name="P9"/>
      <text:p text:style-name="P9"><text:s/>Répertoire de C:\Users\ti_ji\LAB4</text:p>
      <text:p text:style-name="P9"/>
      <text:p text:style-name="P9">2022-02-09 <text:s/>13:05 <text:s text:c="3"/>&lt;DIR&gt; <text:s text:c="9"/>.</text:p>
      <text:p text:style-name="P9">2022-02-09 <text:s/>13:05 <text:s text:c="3"/>&lt;DIR&gt; <text:s text:c="9"/>..</text:p>
      <text:p text:style-name="P9">2021-12-06 <text:s/>09:51 <text:s text:c="3"/>&lt;DIR&gt; <text:s text:c="9"/>Camera Roll</text:p>
      <text:p text:style-name="P9">2021-12-06 <text:s/>09:51 <text:s text:c="3"/>&lt;DIR&gt; <text:s text:c="9"/>Saved Pictures</text:p>
      <text:p text:style-name="P9"><text:s text:c="15"/>0 fichier(s) <text:s text:c="15"/>0 octets</text:p>
      <text:p text:style-name="P9"><text:s text:c="15"/>4 Rép(s) <text:s/>14 867 406 848 octets libres</text:p>
      <text:p text:style-name="P9"/>
      <text:p text:style-name="P9">C:\Users\ti_ji\LAB4&gt;</text:p>
      <text:p text:style-name="P26"><text:bookmark text:name="page3R_mcid11"/><text:line-break/><text:span text:style-name="T2">Exercice 02</text:span><text:bookmark text:name="page3R_mcid13"/><text:bookmark text:name="page3R_mcid12"/><text:line-break/><text:span text:style-name="T4">1-</text:span> <text:span text:style-name="T4">Créez dans votre disque local C l’arborescence ci-dessous (Vous êtes en C:\&gt;).</text:span><text:bookmark text:name="page3R_mcid14"/><text:bookmark text:name="page3R_mcid15"/><text:line-break/><text:span text:style-name="T4">Note:</text:span><text:bookmark text:name="page3R_mcid16"/><text:line-break/><text:span text:style-name="T4">-</text:span> <text:span text:style-name="T4">Dossier1, Dossier2, Dossier3 et Dossier4 sont des dossiers.</text:span><text:bookmark text:name="page3R_mcid17"/><text:line-break/><text:span text:style-name="T4">-</text:span> <text:span text:style-name="T4">Fichier1.txt et Fichier2.bat sont des fichiers.</text:span><text:bookmark text:name="page3R_mcid18"/><text:line-break/><text:span text:style-name="T4">-</text:span> <text:span text:style-name="T4">Il faut justifier par commande/des</text:span> <text:span text:style-name="T4">commandes le passage</text:span> <text:span text:style-name="T4">d’une question à une autre.</text:span></text:p>
      <text:p text:style-name="P26"><text:bookmark text:name="page39R_mcid1"/><text:span text:style-name="T8">2-</text:span><text:span text:style-name="T4"> </text:span><text:span text:style-name="T8">Donner la commande permettant de copier le fichier Fichier1.txt dans le répertoire Dossier1.</text:span><text:bookmark text:name="page39R_mcid2"/><text:bookmark text:name="page39R_mcid3"/><text:span text:style-name="T4"><text:line-break/></text:span><text:span text:style-name="T8">3-</text:span><text:span text:style-name="T4"> </text:span><text:span text:style-name="T8">Donner les commandes</text:span><text:span text:style-name="T4"> </text:span><text:span text:style-name="T8">permettant d’afficher</text:span><text:span text:style-name="T4"> </text:span><text:span text:style-name="T8">le contenu</text:span><text:span text:style-name="T4"> </text:span><text:span text:style-name="T8">du</text:span><text:span text:style-name="T4"> </text:span><text:span text:style-name="T8">dossier Dossier2</text:span><text:span text:style-name="T4"> </text:span><text:span text:style-name="T8">et du fichier</text:span><text:span text:style-name="T4"><text:line-break/></text:span><text:soft-page-break/><text:span text:style-name="T8">Fichier2.bat.</text:span><text:bookmark text:name="page39R_mcid4"/><text:bookmark text:name="page39R_mcid5"/><text:span text:style-name="T4"><text:line-break/></text:span><text:span text:style-name="T9">4-</text:span><text:span text:style-name="T4"> </text:span><text:span text:style-name="T8">Donner les commandes permettant de supprimer le dossier Dossier2</text:span><text:span text:style-name="T4"> </text:span><text:span text:style-name="T8">et Fichier1.txt.</text:span></text:p>
      <text:p text:style-name="P26"><text:span text:style-name="T4"/></text:p>
      <text:p text:style-name="P20"><text:span text:style-name="T4">Mkdir Dossier1 Dossier2\Dossier3 Dossier2/Dossier4 (Quand pas espace separer par un anti\ = sous dossier).</text:span></text:p>
      <text:p text:style-name="P20"><text:span text:style-name="T4">Start fichier1.txt</text:span></text:p>
      <text:p text:style-name="P20"><text:span text:style-name="T4">tree /F</text:span></text:p>
      <text:p text:style-name="P20"><text:span text:style-name="T4">start Dossier2\Fichier2.txt</text:span></text:p>
      <text:p text:style-name="P20"><text:span text:style-name="T4">tree /F</text:span></text:p>
      <text:p text:style-name="P20"><text:span text:style-name="T4">2- copy Fichier1.txt Dossier1\</text:span></text:p>
      <text:p text:style-name="P20"><text:span text:style-name="T4">3-dir Dossier2 <text:s/></text:span></text:p>
      <text:p text:style-name="P20"><text:span text:style-name="T4">tree /F Dossier2</text:span></text:p>
      <text:p text:style-name="P20"><text:span text:style-name="T6">3</text:span><text:span text:style-name="T4">-more Dossier2\fichier2.bat</text:span></text:p>
      <text:p text:style-name="P21"><text:span text:style-name="T4">4-rmdir /S Dossier2</text:span></text:p>
      <text:p text:style-name="P21"><text:span text:style-name="T4">del Fichier1.txt</text:span></text:p>
      <text:p text:style-name="P9"><text:bookmark text:name="page3R_mcid20"/><text:bookmark text:name="page3R_mcid19"/>C:\Users\ti_ji&gt;cd C:/</text:p>
      <text:p text:style-name="P9"/>
      <text:p text:style-name="P9">C:\&gt;mkdir dossier1 dossier2</text:p>
      <text:p text:style-name="P9"/>
      <text:p text:style-name="P9">C:\&gt;echo fichier1.txt</text:p>
      <text:p text:style-name="P9">fichier1.txt</text:p>
      <text:p text:style-name="P9">C:\&gt;cd dossier2</text:p>
      <text:p text:style-name="P9"/>
      <text:p text:style-name="P9">C:\dossier2&gt;md dossier3 dossier4</text:p>
      <text:p text:style-name="P9"/>
      <text:p text:style-name="P9">C:\dossier2&gt;echo fichier.bat</text:p>
      <text:p text:style-name="P9">fichier.bat</text:p>
      <text:p text:style-name="P9">C:\dossier2&gt;dir</text:p>
      <text:p text:style-name="P9"><text:s/>Le volume dans le lecteur C n’a pas de nom.</text:p>
      <text:p text:style-name="P9"><text:s/>Le numéro de série du volume est C638-0A7C</text:p>
      <text:p text:style-name="P9"/>
      <text:p text:style-name="P9"><text:s/>Répertoire de C:\dossier2</text:p>
      <text:p text:style-name="P9"/>
      <text:p text:style-name="P9">2022-02-09 <text:s/>13:20 <text:s text:c="3"/>&lt;DIR&gt; <text:s text:c="9"/>.</text:p>
      <text:p text:style-name="P9">2022-02-09 <text:s/>13:20 <text:s text:c="3"/>&lt;DIR&gt; <text:s text:c="9"/>..</text:p>
      <text:p text:style-name="P9">2022-02-09 <text:s/>13:20 <text:s text:c="3"/>&lt;DIR&gt; <text:s text:c="9"/>dossier3</text:p>
      <text:p text:style-name="P9">2022-02-09 <text:s/>13:20 <text:s text:c="3"/>&lt;DIR&gt; <text:s text:c="9"/>dossier4</text:p>
      <text:p text:style-name="P9"><text:s text:c="15"/>0 fichier(s) <text:s text:c="15"/>0 octets</text:p>
      <text:p text:style-name="P9"><text:s text:c="15"/>4 Rép(s) <text:s/>14 852 534 272 octets libres</text:p>
      <text:p text:style-name="P13"/>
      <text:p text:style-name="P6"><text:bookmark text:name="page39R_mcid6"/><text:line-break/><text:span text:style-name="T2">Exercice 03</text:span><text:bookmark text:name="page39R_mcid7"/><text:line-break/><text:soft-page-break/><text:span text:style-name="T4">Écrire les commandes permettant de:</text:span><text:bookmark text:name="page39R_mcid9"/><text:bookmark text:name="page39R_mcid8"/><text:line-break/><text:span text:style-name="T4">1.</text:span> <text:span text:style-name="T4">Créer l’arborescence suivante dans le bureau</text:span> <text:span text:style-name="T4">(la racine est la partition)</text:span><text:bookmark text:name="page39R_mcid11"/><text:bookmark text:name="page39R_mcid10"/><text:line-break/>• <text:span text:style-name="T4">racine</text:span> <text:span text:style-name="T4">\repertoire1\repertoire11</text:span><text:bookmark text:name="page39R_mcid13"/><text:bookmark text:name="page39R_mcid12"/><text:line-break/>• <text:span text:style-name="T4">racine\repertoire2\repertoire21</text:span><text:bookmark text:name="page39R_mcid15"/><text:bookmark text:name="page39R_mcid14"/><text:line-break/>• <text:span text:style-name="T4">racine\repertoire2\repertoire22</text:span></text:p>
      <text:p text:style-name="P10">C:\Users\ti_md Desktop\repertoire1</text:p>
      <text:p text:style-name="P10"/>
      <text:p text:style-name="P10">C:\Users\ti_ji&gt;md Desktop\repertoire1\repertoire11</text:p>
      <text:p text:style-name="P10"/>
      <text:p text:style-name="P10">C:\Users\ti_ji&gt;md Desktop\repertoire2</text:p>
      <text:p text:style-name="P10"/>
      <text:p text:style-name="P10">C:\Users\ti_ji&gt;md Desktop\repertoire2\repertoire21</text:p>
      <text:p text:style-name="P10"/>
      <text:p text:style-name="P10">C:\Users\ti_ji&gt;md \Desktop\repertoire2\repertoire22</text:p>
      <text:p text:style-name="P7"><text:span text:style-name="T10">C:\Users\ti_ji&gt;notepad Desktop\list.txt</text:span><text:line-break/><text:span text:style-name="T4">2.</text:span> <text:span text:style-name="T4">Créer les fichiers suivants</text:span> <text:span text:style-name="T4">:</text:span><text:bookmark text:name="page39R_mcid19"/><text:bookmark text:name="page39R_mcid18"/><text:line-break/>• <text:span text:style-name="T4">racine\liste.txt</text:span><text:bookmark text:name="page39R_mcid21"/><text:bookmark text:name="page39R_mcid20"/><text:line-break/>• <text:span text:style-name="T4">racine\repertoire1\fic1.txt</text:span><text:bookmark text:name="page39R_mcid23"/><text:bookmark text:name="page39R_mcid22"/><text:line-break/>• <text:span text:style-name="T4">racine\repertoire1\repertoire11\fic11.txt</text:span><text:bookmark text:name="page39R_mcid25"/><text:bookmark text:name="page39R_mcid24"/><text:line-break/>• <text:span text:style-name="T4">racine\repertoire2\fic2.txt</text:span></text:p>
      <text:p text:style-name="P21"><text:span text:style-name="T4">echo ‘’test’’ &gt; liste.txt</text:span></text:p>
      <text:p text:style-name="P21"><text:span text:style-name="T4">echo ‘’test’’ &gt; repertoire1\fic1.txt</text:span></text:p>
      <text:p text:style-name="P7"><text:span text:style-name="T4"/></text:p>
      <text:p text:style-name="P10">C:\Users\ti_ji&gt;notpad Desktop\repertoire1\fic1.txt</text:p>
      <text:p text:style-name="P10">'notpad' n’est pas reconnu en tant que commande interne</text:p>
      <text:p text:style-name="P10">ou externe, un programme exécutable ou un fichier de commandes.</text:p>
      <text:p text:style-name="P10"/>
      <text:p text:style-name="P10">C:\Users\ti_ji&gt;notepad Desktop\repertoire1\fic1.txt</text:p>
      <text:p text:style-name="P10"/>
      <text:p text:style-name="P10">C:\Users\ti_ji&gt;notepad Desktop\repertoire11\fic11.txt</text:p>
      <text:p text:style-name="P10"/>
      <text:p text:style-name="P10">C:\Users\ti_ji&gt;notepad Desktop\repertoire1\repertoire11\fic11.txt</text:p>
      <text:p text:style-name="P10"/>
      <text:p text:style-name="P10">C:\Users\ti_ji&gt;notepad Desktop\repertoire2\fic2.txt</text:p>
      <text:p text:style-name="P10"/>
      <text:p text:style-name="P7"><text:span text:style-name="T10">C:\Users\ti_ji&gt;</text:span><text:line-break/><text:span text:style-name="T4">3.</text:span> <text:span text:style-name="T4">Copier le fichier racine\repertoire1\fic1.txt</text:span> <text:span text:style-name="T4">dans</text:span> <text:span text:style-name="T4">racine\repertoire1\repertoire11</text:span></text:p>
      <text:p text:style-name="P21"><text:span text:style-name="T4">copy repertoire1\fic1.txt repertoire1\repertoire11</text:span></text:p>
      <text:p text:style-name="P22"><text:span text:style-name="T4">tree /F</text:span></text:p>
      <text:p text:style-name="P10"><text:bookmark text:name="page39R_mcid28"/><text:bookmark text:name="page39R_mcid29"/>C:\Users\ti_ji&gt;cp Desktop\repertoire1\fic1.txt Desktop\repertoire1\repertoire11</text:p>
      <text:p text:style-name="P10">'cp' n’est pas reconnu en tant que commande interne</text:p>
      <text:p text:style-name="P10">ou externe, un programme exécutable ou un fichier de commandes.</text:p>
      <text:p text:style-name="P10"><text:soft-page-break/></text:p>
      <text:p text:style-name="P10">C:\Users\ti_ji&gt;copy Desktop\repertoire1\fic1.txt Desktop\repertoire1\repertoire11</text:p>
      <text:p text:style-name="P7"><text:span text:style-name="T10"><text:s text:c="8"/>1 fichier(s) copié(s).</text:span><text:line-break/><text:span text:style-name="T4">4.</text:span> <text:span text:style-name="T4">Copier le fichier racine\repertoire1\fic1.txt</text:span> <text:span text:style-name="T4">dans</text:span> <text:span text:style-name="T4">racine\repertoire2\repertoire22</text:span></text:p>
      <text:p text:style-name="P10"><text:bookmark text:name="page39R_mcid31"/><text:bookmark text:name="page39R_mcid30"/>C:\Users\ti_ji&gt;copy Desktop\repertoire1\fic1.txt Desktop\repertoire2\repertoire22</text:p>
      <text:p text:style-name="P10"><text:s text:c="8"/>1 fichier(s) copié(s).</text:p>
      <text:p text:style-name="P10"/>
      <text:p text:style-name="P7"><text:span text:style-name="T10">C:\Users\ti_ji&gt;</text:span><text:line-break/><text:span text:style-name="T4">5.</text:span> <text:span text:style-name="T4">Renommer racine\repertoire2\repertoire22\fic1.txt en fic22.txt</text:span></text:p>
      <text:p text:style-name="P22"><text:span text:style-name="T4">ren repertoire2\repertoire22\fic1.txt fic22.txt</text:span></text:p>
      <text:p text:style-name="P22"><text:span text:style-name="T4">tree /F</text:span></text:p>
      <text:p text:style-name="P7"><text:span text:style-name="T4">6.</text:span> <text:span text:style-name="T4">Déplacer le fichier</text:span> <text:span text:style-name="T4">racine\repertoire2\fic2.txt</text:span> <text:span text:style-name="T4">dans</text:span> <text:span text:style-name="T4">Racine\fic2.txt</text:span></text:p>
      <text:p text:style-name="P22"><text:span text:style-name="T4">move repertoire2\fic2.txt .\fic2.txt</text:span></text:p>
      <text:p text:style-name="P22"><text:span text:style-name="T4">dir repertoire2\</text:span></text:p>
      <text:p text:style-name="P10"><text:bookmark text:name="page39R_mcid35"/><text:bookmark text:name="page39R_mcid34"/>C:\Users\ti_ji&gt;move Desktop\repertoire2\fic2.txt Desktop\fic2.txt</text:p>
      <text:p text:style-name="P10"><text:s text:c="8"/>1 fichier(s) déplacé(s).</text:p>
      <text:p text:style-name="P10"/>
      <text:p text:style-name="P28"><text:span text:style-name="T10">C:\Users\ti_ji&gt;</text:span><text:line-break/><text:span text:style-name="T4">7.</text:span> <text:span text:style-name="T4">afficher les attributs du fichier racine\repertoire2\repertoire22\fic1.txt</text:span></text:p>
      <text:p text:style-name="P22"><text:span text:style-name="T4">dir repertoire2\repertoire22\fic1.txt</text:span></text:p>
      <text:p text:style-name="P28"><text:bookmark text:name="page39R_mcid37"/><text:bookmark text:name="page39R_mcid36"/><text:line-break/><text:bookmark text:name="page39R_mcid39"/><text:bookmark text:name="page39R_mcid38"/><text:span text:style-name="T11">C:\Users\ti_ji&gt;tree .F </text:span><text:span text:style-name="T12">Desk</text:span><text:span text:style-name="T11">top\repertoire2\repertoire22 </text:span></text:p>
      <text:section text:style-name="Sect1" text:name="Section4">
        <text:p text:style-name="Standard"><text:bookmark text:name="outerContainer"/></text:p>
      </text:section>
      <text:p text:style-name="Standard">C:\Users\ti_ji\Desktop&gt;copy repertoire1\flic1.txt repertoire1\repertoire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0:54:53.695079192</meta:creation-date>
    <dc:date>2022-02-16T11:00:48.554870126</dc:date>
    <meta:editing-duration>PT1H10M2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146" meta:word-count="911" meta:character-count="7422" meta:non-whitespace-character-count="6174"/>
  </office:meta>
</office:document-meta>
</file>